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erimentos originales.</text:p>
      <text:p text:style-name="Standard"/>
      <text:p text:style-name="Standard"/>
      <text:p text:style-name="Standard">Axel Alatriste <text:s/>Lopez</text:p>
      <text:p text:style-name="Standard"/>
      <text:p text:style-name="Standard"/>
      <text:p text:style-name="P1">INDICE</text:p>
      <text:p text:style-name="Standard"/>
      <text:p text:style-name="Standard"/>
      <text:p text:style-name="Standard"/>
      <text:p text:style-name="Standard">Arcoiris</text:p>
      <text:p text:style-name="Standard"/>
      <text:p text:style-name="Standard">Volcan</text:p>
      <text:p text:style-name="Standard"/>
      <text:p text:style-name="Standard">Luz solar quema papel</text:p>
      <text:p text:style-name="Standard"/>
      <text:p text:style-name="Standard">Agua y Presion – burbuja que sube</text:p>
      <text:p text:style-name="Standard">chorros de agua</text:p>
      <text:p text:style-name="Standard">Agua que sube</text:p>
      <text:p text:style-name="Standard"/>
      <text:p text:style-name="Standard">imanes que se atraen</text:p>
      <text:p text:style-name="Standard">imanes que se rechazan</text:p>
      <text:p text:style-name="Standard">imanes – cadena de objetos</text:p>
      <text:p text:style-name="Standard">iman y clip fantasma</text:p>
      <text:p text:style-name="Standard"/>
      <text:p text:style-name="Standard">Plastilina</text:p>
      <text:p text:style-name="Standard">Jabon</text:p>
      <text:p text:style-name="Standard"/>
      <text:p text:style-name="Standard"/>
      <text:p text:style-name="Standard"/>
      <text:p text:style-name="Standard"/>
      <text:p text:style-name="P1">Experimento</text:p>
      <text:p text:style-name="Standard"/>
      <text:p text:style-name="Standard">nombre</text:p>
      <text:p text:style-name="Standard"/>
      <text:p text:style-name="Standard">material</text:p>
      <text:p text:style-name="Standard"/>
      <text:p text:style-name="Standard">pasos</text:p>
      <text:p text:style-name="Standard"/>
      <text:p text:style-name="Standard">observaciones</text:p>
      <text:p text:style-name="Standard"/>
      <text:p text:style-name="Standard">explicacion</text:p>
      <text:p text:style-name="Standard"/>
      <text:p text:style-name="Standard">conclusion</text:p>
      <text:p text:style-name="Standard"/>
      <text:p text:style-name="Standard"/>
      <text:p text:style-name="Standard"/>
      <text:p text:style-name="Standard"/>
      <text:p text:style-name="Standard">Experimento</text:p>
      <text:p text:style-name="Standard"/>
      <text:p text:style-name="Standard">nombre</text:p>
      <text:p text:style-name="Standard"/>
      <text:p text:style-name="Standard">material</text:p>
      <text:p text:style-name="Standard"/>
      <text:p text:style-name="Standard">pasos</text:p>
      <text:p text:style-name="Standard"/>
      <text:p text:style-name="Standard">observaciones</text:p>
      <text:p text:style-name="Standard"/>
      <text:p text:style-name="Standard">explicacion</text:p>
      <text:p text:style-name="Standard"/>
      <text:p text:style-name="Standard">conclus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nclusiones</text:p>
      <text:p text:style-name="Standard"/>
      <text:p text:style-name="Standard">Referencias</text:p>
      <text:p text:style-name="Standard"/>
      <text:p text:style-name="Standard">clases con Miss Marisol en IEGW</text:p>
      <text:p text:style-name="Standard"/>
      <text:p text:style-name="Standard">Tutorial de Encuadernacion casera</text:p>
      <text:p text:style-name="Standard"><text:a xlink:type="simple" xlink:href="http://fiestoforo.blogspot.mx/2012/09/libreta.html">http://fiestoforo.blogspot.mx/2012/09/libreta.htm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jo Cocodrilo</meta:initial-creator>
    <meta:creation-date>2014-06-19T20:05:26</meta:creation-date>
    <dc:date>2014-06-19T21:51:50</dc:date>
    <dc:creator>Ojo Cocodrilo</dc:creator>
    <meta:editing-duration>PT1H19M53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4" meta:paragraph-count="34" meta:word-count="71" meta:character-count="515" meta:non-whitespace-character-count="477"/>
  </office:meta>
</office:document-meta>
</file>